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size="9pt" style:font-size-asian="9pt" style:font-size-complex="9pt"/>
    </style:style>
    <style:style style:name="P3" style:family="paragraph">
      <loext:graphic-properties draw:fill="solid" draw:fill-color="#ffffff"/>
      <style:paragraph-properties fo:text-align="center"/>
      <style:text-properties fo:color="#999999"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start"/>
      <style:text-properties fo:color="#999999" fo:font-size="9pt" style:font-size-asian="9pt" style:font-size-complex="9pt"/>
    </style:style>
    <style:style style:name="T1" style:family="text">
      <style:text-properties fo:color="#999999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999999" fo:font-size="6pt" style:font-size-asian="6pt" style:font-size-complex="6pt"/>
    </style:style>
    <style:style style:name="gr1" style:family="graphic">
      <style:graphic-properties svg:stroke-color="#cccccc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dddddd" draw:fill="solid" draw:fill-color="#ffffff" draw:textarea-horizontal-align="justify" draw:textarea-vertical-align="middle" draw:auto-grow-height="false" fo:min-height="1.67cm" fo:min-width="2.496cm" draw:shadow="visible" draw:shadow-offset-x="0.199cm" draw:shadow-offset-y="0.199cm" draw:shadow-color="#dddddd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67cm" fo:min-width="2.496cm" draw:shadow="visible" draw:shadow-offset-x="0.199cm" draw:shadow-offset-y="0.199cm" draw:shadow-color="#dddddd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dddddd" draw:fill="solid" draw:fill-color="#ffffff" draw:textarea-horizontal-align="justify" draw:textarea-vertical-align="middle" draw:auto-grow-height="false" fo:min-height="0.621cm" fo:min-width="1.117cm" draw:shadow="hidden" draw:shadow-offset-x="0.199cm" draw:shadow-offset-y="0.199cm" draw:shadow-color="#dddddd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4" draw:text-style-name="P5" svg:width="2.497cm" svg:height="1.671cm" svg:x="12.335cm" svg:y="4.997cm"><text:p text:style-name="P4"><text:span text:style-name="T2">sample.glade</text:span></text:p><draw:enhanced-geometry svg:viewBox="0 0 21600 21600" draw:type="rectangle" draw:enhanced-path="M 0 0 L 21600 0 21600 21600 0 21600 0 0 Z N"/></draw:custom-shape><draw:custom-shape text:anchor-type="paragraph" draw:z-index="1" draw:name="Forme1_0" draw:style-name="gr3" draw:text-style-name="P3" svg:width="2.497cm" svg:height="1.671cm" svg:x="6.334cm" svg:y="4.997cm"><text:p text:style-name="P2"><text:span text:style-name="T1">SampleUI.kt</text:span></text:p><text:p text:style-name="P2"><text:span text:style-name="T3"/></text:p><text:p text:style-name="P6"><text:span text:style-name="T3"><text:s text:c="2"/></text:span><text:span text:style-name="T3">- embedded XML</text:span></text:p><text:p text:style-name="P6"><text:span text:style-name="T3"><text:s text:c="2"/></text:span><text:span text:style-name="T3">- accessors</text:span></text:p><draw:enhanced-geometry svg:viewBox="0 0 21600 21600" draw:type="rectangle" draw:enhanced-path="M 0 0 L 21600 0 21600 21600 0 21600 0 0 Z N"/></draw:custom-shape><draw:line text:anchor-type="paragraph" draw:z-index="2" draw:name="Forme2" draw:style-name="gr1" draw:text-style-name="P1" svg:x1="12.225cm" svg:y1="5.898cm" svg:x2="9.2cm" svg:y2="5.898cm"><text:p text:style-name="P1"/></draw:line><draw:custom-shape text:anchor-type="paragraph" draw:z-index="3" draw:name="Forme1_1" draw:style-name="gr5" draw:text-style-name="P3" svg:width="1.117cm" svg:height="0.622cm" svg:x="10.335cm" svg:y="5.997cm"><text:p text:style-name="P2"><text:span text:style-name="T1">gradle</text:span></text:p><draw:enhanced-geometry svg:viewBox="0 0 21600 21600" draw:type="rectangle" draw:enhanced-path="M 0 0 L 21600 0 21600 21600 0 21600 0 0 Z N"/></draw:custom-shape><draw:custom-shape text:anchor-type="paragraph" draw:z-index="4" draw:name="Forme1_2" draw:style-name="gr4" draw:text-style-name="P5" svg:width="2.497cm" svg:height="1.671cm" svg:x="6.334cm" svg:y="0.997cm"><text:p text:style-name="P4"><text:span text:style-name="T2">MyApp.kt</text:span></text:p><draw:enhanced-geometry svg:viewBox="0 0 21600 21600" draw:type="rectangle" draw:enhanced-path="M 0 0 L 21600 0 21600 21600 0 21600 0 0 Z N"/></draw:custom-shape><draw:line text:anchor-type="paragraph" draw:z-index="5" draw:name="Forme2_0" draw:style-name="gr2" draw:text-style-name="P1" svg:x1="7.599cm" svg:y1="4.684cm" svg:x2="7.583cm" svg:y2="2.798cm"><text:p/></draw:line><draw:custom-shape text:anchor-type="paragraph" draw:z-index="6" draw:name="Forme1_3" draw:style-name="gr3" draw:text-style-name="P3" svg:width="2.497cm" svg:height="1.671cm" svg:x="0.333cm" svg:y="4.997cm"><text:p text:style-name="P2"><text:span text:style-name="T1">GTK bindings</text:span></text:p><draw:enhanced-geometry svg:viewBox="0 0 21600 21600" draw:type="rectangle" draw:enhanced-path="M 0 0 L 21600 0 21600 21600 0 21600 0 0 Z N"/></draw:custom-shape><draw:line text:anchor-type="paragraph" draw:z-index="7" draw:name="Forme2_1" draw:style-name="gr2" draw:text-style-name="P1" svg:x1="3.052cm" svg:y1="4.849cm" svg:x2="6.111cm" svg:y2="2.799cm"><text:p/></draw:line><draw:line text:anchor-type="paragraph" draw:z-index="8" draw:name="Forme2_2" draw:style-name="gr1" draw:text-style-name="P1" svg:x1="3.198cm" svg:y1="5.898cm" svg:x2="6.223cm" svg:y2="5.898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09:08:29.616721663</meta:creation-date>
    <dc:date>2021-04-03T09:32:05.084485240</dc:date>
    <meta:editing-duration>PT2M2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